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background" style:vertical-pos="from-top" style:vertical-rel="paragraph" style:horizontal-pos="from-left" style:horizontal-rel="paragraph"/>
    </style:style>
    <style:style style:name="gr4" style:family="graphic">
      <style:graphic-properties draw:stroke="dash" draw:stroke-dash="Long_20_Dash" draw:textarea-horizontal-align="center" draw:textarea-vertical-align="middle" style:run-through="foreground"/>
    </style:style>
    <style:style style:name="gr5" style:family="graphic">
      <style:graphic-properties style:run-through="background"/>
    </style:style>
    <style:style style:name="gr6" style:family="graphic">
      <style:graphic-properties draw:stroke="dash" draw:stroke-dash="Long_20_Dash" draw:fill="none" draw:fill-color="#729fcf" draw:textarea-horizontal-align="justify" draw:textarea-vertical-align="middle" draw:auto-grow-height="false" fo:min-height="3.822cm" fo:min-width="3.87cm" style:run-through="background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Фигура3" draw:style-name="gr12" draw:text-style-name="P1" svg:width="0.562cm" svg:height="0.629cm" svg:x="10.248cm" svg:y="4.766cm"><draw:text-box><text:p>B</text:p></draw:text-box></draw:frame><draw:frame text:anchor-type="paragraph" draw:z-index="1" draw:name="Фигура2_0" draw:style-name="gr11" draw:text-style-name="P1" svg:width="0.53cm" svg:height="0.512cm" svg:x="5.717cm" svg:y="4.782cm"><draw:text-box><text:p>A</text:p></draw:text-box></draw:frame><draw:frame text:anchor-type="paragraph" draw:z-index="2" draw:name="Фигура4_0" draw:style-name="gr10" draw:text-style-name="P1" svg:width="0.597cm" svg:height="0.563cm" svg:x="10.396cm" svg:y="8.387cm"><draw:text-box><text:p>C</text:p></draw:text-box></draw:frame><draw:frame text:anchor-type="paragraph" draw:z-index="3" draw:name="Фигура6" draw:style-name="gr9" draw:text-style-name="P1" svg:width="0.595cm" svg:height="0.562cm" svg:x="6.876cm" svg:y="3.277cm"><draw:text-box><text:p>A`</text:p></draw:text-box></draw:frame><draw:frame text:anchor-type="paragraph" draw:z-index="4" draw:name="Фигура7" draw:style-name="gr8" draw:text-style-name="P1" svg:width="0.662cm" svg:height="0.678cm" svg:x="11.589cm" svg:y="3.36cm"><draw:text-box><text:p>B`</text:p></draw:text-box></draw:frame><draw:frame text:anchor-type="paragraph" draw:z-index="5" draw:name="Фигура8" draw:style-name="gr7" draw:text-style-name="P1" svg:width="0.563cm" svg:height="0.662cm" svg:x="7.273cm" svg:y="7.163cm"><draw:text-box><text:p>D`</text:p></draw:text-box></draw:frame><draw:g text:anchor-type="paragraph" draw:z-index="6" draw:style-name="gr3"><draw:line draw:name="Фигура1" draw:style-name="gr4" draw:text-style-name="P2" svg:x1="7.553cm" svg:y1="3.657cm" svg:x2="7.62cm" svg:y2="7.527cm"><text:p/></draw:line><draw:g draw:style-name="gr5"><draw:g draw:style-name="gr5"><draw:custom-shape draw:name="Фигура9" draw:style-name="gr6" draw:text-style-name="P3" svg:width="5.144cm" svg:height="5.095cm" svg:x="6.246cm" svg:y="3.657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name="Фигура10" draw:style-name="gr4" draw:text-style-name="P2" svg:x1="7.62cm" svg:y1="7.527cm" svg:x2="11.389cm" svg:y2="7.511cm"><text:p/></draw:line></draw:g><draw:line draw:name="Фигура11" draw:style-name="gr4" draw:text-style-name="P2" svg:x1="6.246cm" svg:y1="8.751cm" svg:x2="7.62cm" svg:y2="7.527cm"><text:p/></draw:line></draw:g></draw:g><draw:frame text:anchor-type="paragraph" draw:z-index="7" draw:name="Фигура5" draw:style-name="gr2" draw:text-style-name="P1" svg:width="0.646cm" svg:height="0.696cm" svg:x="5.701cm" svg:y="8.354cm"><draw:text-box><text:p>D</text:p></draw:text-box></draw:frame><draw:frame text:anchor-type="paragraph" draw:z-index="8" draw:name="Фигура12" draw:style-name="gr1" draw:text-style-name="P1" svg:width="0.795cm" svg:height="0.712cm" svg:x="11.571cm" svg:y="7.163cm"><draw:text-box><text:p>C`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20:08:20.474009677</meta:creation-date>
    <meta:generator>LibreOffice/6.4.7.2$Linux_X86_64 LibreOffice_project/40$Build-2</meta:generator>
    <dc:date>2021-09-16T20:37:34.808488945</dc:date>
    <meta:editing-duration>PT7M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